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0pt" fo:font-weight="bold" style:font-size-asian="10pt" style:font-weight-asian="bold" style:font-size-complex="10pt" style:font-weight-complex="bold"/>
    </style:style>
    <style:style style:name="P4" style:family="paragraph" style:parent-style-name="Standard">
      <style:text-properties style:font-name="Pericles" fo:font-size="10pt" style:font-size-asian="10pt" style:font-size-complex="10pt"/>
    </style:style>
    <style:style style:name="P5" style:family="paragraph" style:parent-style-name="Standard">
      <style:text-properties style:font-name="Pericles" fo:font-size="8pt" fo:font-weight="normal" style:font-size-asian="8pt" style:font-weight-asian="normal" style:font-size-complex="8pt" style:font-weight-complex="normal"/>
    </style:style>
    <style:style style:name="P6" style:family="paragraph" style:parent-style-name="Table_20_Contents">
      <style:text-properties style:font-name="Pericles" fo:font-size="10pt" style:font-size-asian="10pt" style:font-size-complex="10pt"/>
    </style:style>
    <style:style style:name="P7" style:family="paragraph" style:parent-style-name="Table_20_Contents">
      <style:text-properties style:font-name="Pericles" fo:font-size="7pt" style:font-size-asian="7pt" style:font-size-complex="7pt"/>
    </style:style>
    <style:style style:name="P8"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style:style style:name="T5" style:family="text">
      <style:text-properties fo:font-size="10pt" style:font-size-asian="10pt" style:font-size-complex="10pt"/>
    </style:style>
    <style:style style:name="T6" style:family="text">
      <style:text-properties fo:font-size="7pt" fo:font-style="normal" style:text-underline-style="none" style:font-size-asian="7pt" style:font-style-asian="normal" style:font-size-complex="7pt" style:font-style-complex="normal"/>
    </style:style>
    <style:style style:name="T7"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sland of the Cursed King</text:p>
      <text:p text:style-name="P2"/>
      <text:p text:style-name="P3">Background</text:p>
      <text:p text:style-name="P2"/>
      <text:p text:style-name="P2">Years ago, the island of <text:span text:style-name="T1">Thelod</text:span> was a small, but wealthy nation ruled by king <text:span text:style-name="T1">Nikomedes</text:span><text:span text:style-name="T2"> and protected by </text:span><text:span text:style-name="T1">Ulder</text:span><text:span text:style-name="T2">. Thousands of fisherman, herders, craftsmen and traders made their home here.</text:span></text:p>
      <text:p text:style-name="P2"><text:span text:style-name="T2"/></text:p>
      <text:p text:style-name="P2"><text:span text:style-name="T2">Unfortunately, the priests of </text:span><text:span text:style-name="T1">Ulder</text:span><text:span text:style-name="T2"> grew arrogant and challenged the authority of the king at every turn. This threw </text:span><text:span text:style-name="T1">Nikomedes</text:span><text:span text:style-name="T2"> into a rage and he sacked the </text:span><text:span text:style-name="T1">Temple of Ulder</text:span><text:span text:style-name="T2"> in hopes of teaching the priests a lesson. During the raid, Nikomedes wrecked the temple, stole its lampstone.</text:span></text:p>
      <text:p text:style-name="P2"><text:span text:style-name="T2"/></text:p>
      <text:p text:style-name="P2"><text:span text:style-name="T2">Ulder took offense at the violation of his temple and he called down a terrible storm on </text:span><text:span text:style-name="T1">Thelod</text:span><text:span text:style-name="T2">. The storm wrecked the island's villages and caused a surge that swallowed much of the town of </text:span><text:span text:style-name="T1">Chalcis</text:span><text:span text:style-name="T2"> (on the eastern coast).</text:span></text:p>
      <text:p text:style-name="P2"><text:span text:style-name="T2"/></text:p>
      <text:p text:style-name="P2"><text:span text:style-name="T2">Once the storm has abated, the residents of </text:span><text:span text:style-name="T1">Thelod</text:span><text:span text:style-name="T2">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2"><text:span text:style-name="T2"/></text:p>
      <text:p text:style-name="P3"><text:span text:style-name="T2">The Wreck of the Seabird</text:span></text:p>
      <text:p text:style-name="P2"><text:span text:style-name="T2"/></text:p>
      <text:p text:style-name="P2"><text:span text:style-name="T2">The Pcs are traveling the sea on a small ship named the </text:span><text:span text:style-name="T1">Seabird</text:span><text:span text:style-name="T2">. One afternoon, another ship appears on the horizon – a Theyd pirate called </text:span><text:span text:style-name="T1">Ramspite</text:span><text:span text:style-name="T2"> closes. The oarsmen chant and pull the Seabird through the waves, but the Ramspite is faster and quickly comes into range.</text:span></text:p>
      <text:p text:style-name="P2"><text:span text:style-name="T2"/></text:p>
      <text:p text:style-name="P2"><text:span text:style-name="T2">The Ramspite is armed with two bolt casters and they lay into the Seabird, tearing the sails, splintering wood, and killing oarsmen. Within minutes, the pirates pull alongside the heroes' ship and a horde of howling Theyd pirates is ready to board the heroes' ship.</text:span></text:p>
      <text:p text:style-name="P2"><text:span text:style-name="T9"/></text:p>
      <table:table table:name="Table1" table:style-name="Table1">
        <table:table-column table:style-name="Table1.A"/>
        <table:table-column table:style-name="Table1.B"/>
        <table:table-row>
          <table:table-cell table:style-name="Table1.A1" office:value-type="string">
            <text:p text:style-name="P5"><text:span text:style-name="T9">Theyd Pirate</text:span></text:p>
          </table:table-cell>
          <table:table-cell table:style-name="Table1.B1" office:value-type="string">
            <text:p text:style-name="P2"><text:span text:style-name="T7">M</text:span><text:span text:style-name="T6"> </text:span><text:span text:style-name="T4">10|</text:span><text:span text:style-name="T7">S</text:span><text:span text:style-name="T4"> 12|</text:span><text:span text:style-name="T7">R</text:span><text:span text:style-name="T4"> 12|</text:span><text:span text:style-name="T7">T</text:span><text:span text:style-name="T4"> 10|</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1.A2" office:value-type="string">
            <text:p text:style-name="P6"/>
          </table:table-cell>
          <table:table-cell table:style-name="Table1.B2" office:value-type="string">
            <text:p text:style-name="P7"><text:span text:style-name="T3">CV</text:span><text:span text:style-name="T5"> 10|</text:span><text:span text:style-name="T3">ini</text:span><text:span text:style-name="T5"> 0|</text:span><text:span text:style-name="T3">HP</text:span><text:span text:style-name="T5"> 19(5)|</text:span><text:span text:style-name="T3">AV</text:span><text:span text:style-name="T5"> 0000|</text:span><text:span text:style-name="T3">DG</text:span><text:span text:style-name="T5"> 2d4+1</text:span></text:p>
          </table:table-cell>
        </table:table-row>
      </table:table>
      <text:p text:style-name="P2"><text:span text:style-name="T9"/></text:p>
      <text:p text:style-name="P2"><text:span text:style-name="T4"/></text:p>
      <table:table table:name="Table2" table:style-name="Table2">
        <table:table-column table:style-name="Table2.A"/>
        <table:table-column table:style-name="Table2.B"/>
        <table:table-row>
          <table:table-cell table:style-name="Table2.A1" office:value-type="string">
            <text:p text:style-name="P5"><text:span text:style-name="T9">Theyd Captor</text:span></text:p>
          </table:table-cell>
          <table:table-cell table:style-name="Table2.B1" office:value-type="string">
            <text:p text:style-name="P2"><text:span text:style-name="T7">M</text:span><text:span text:style-name="T6"> </text:span><text:span text:style-name="T4">12|</text:span><text:span text:style-name="T7">S</text:span><text:span text:style-name="T4"> 12|</text:span><text:span text:style-name="T7">R</text:span><text:span text:style-name="T4"> 12|</text:span><text:span text:style-name="T7">T</text:span><text:span text:style-name="T4"> 10|</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2.A2" office:value-type="string">
            <text:p text:style-name="P6"/>
          </table:table-cell>
          <table:table-cell table:style-name="Table2.B2" office:value-type="string">
            <text:p text:style-name="P7"><text:span text:style-name="T3">CV</text:span><text:span text:style-name="T5"> 11|</text:span><text:span text:style-name="T3">ini</text:span><text:span text:style-name="T5"> +1|</text:span><text:span text:style-name="T3">HP</text:span><text:span text:style-name="T5"> 20(5)|</text:span><text:span text:style-name="T3">AV</text:span><text:span text:style-name="T5"> 1111|</text:span><text:span text:style-name="T3">DG</text:span><text:span text:style-name="T5"> 2d4+1</text:span></text:p>
          </table:table-cell>
        </table:table-row>
        <table:table-row>
          <table:table-cell table:style-name="Table2.A3" office:value-type="string">
            <text:p text:style-name="P6"/>
          </table:table-cell>
          <table:table-cell table:style-name="Table2.B3" office:value-type="string">
            <text:p text:style-name="P8">Jagged<text:span text:style-name="T2"> – Attacks have </text:span><text:span text:style-name="T8">bleed(2)</text:span></text:p>
            <text:p text:style-name="P8">Net<text:span text:style-name="T2"> – Hit </text:span><text:span text:style-name="T8">entangles</text:span><text:span text:style-name="T2">, save Mus DL 12</text:span></text:p>
            <text:p text:style-name="P8">Skewer<text:span text:style-name="T2"> – Attacks on entangled foes </text:span><text:span text:style-name="T8">pierce(5)</text:span></text:p>
          </table:table-cell>
        </table:table-row>
      </table:table>
      <text:p text:style-name="P2"><text:span text:style-name="T4"><text:s/></text:span></text:p>
      <text:p text:style-name="P2"><text:span text:style-name="T4"/></text:p>
      <table:table table:name="Table3" table:style-name="Table3">
        <table:table-column table:style-name="Table3.A"/>
        <table:table-column table:style-name="Table3.B"/>
        <table:table-row>
          <table:table-cell table:style-name="Table3.A1" office:value-type="string">
            <text:p text:style-name="P5"><text:span text:style-name="T9">Theyd Captain</text:span></text:p>
          </table:table-cell>
          <table:table-cell table:style-name="Table3.B1" office:value-type="string">
            <text:p text:style-name="P2"><text:span text:style-name="T7">M</text:span><text:span text:style-name="T6"> </text:span><text:span text:style-name="T4">14|</text:span><text:span text:style-name="T7">S</text:span><text:span text:style-name="T4"> 12|</text:span><text:span text:style-name="T7">R</text:span><text:span text:style-name="T4"> 12|</text:span><text:span text:style-name="T7">T</text:span><text:span text:style-name="T4"> 14|</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3.A2" office:value-type="string">
            <text:p text:style-name="P6"/>
          </table:table-cell>
          <table:table-cell table:style-name="Table3.B2" office:value-type="string">
            <text:p text:style-name="P7"><text:span text:style-name="T3">CV</text:span><text:span text:style-name="T5"> 13|</text:span><text:span text:style-name="T3">ini</text:span><text:span text:style-name="T5"> +2|</text:span><text:span text:style-name="T3">HP</text:span><text:span text:style-name="T5"> 28(7)|</text:span><text:span text:style-name="T3">AV</text:span><text:span text:style-name="T5"> 2222|</text:span><text:span text:style-name="T3">DG</text:span><text:span text:style-name="T5"> 2d6+1</text:span></text:p>
          </table:table-cell>
        </table:table-row>
        <table:table-row>
          <table:table-cell table:style-name="Table3.A3" office:value-type="string">
            <text:p text:style-name="P6"/>
          </table:table-cell>
          <table:table-cell table:style-name="Table3.B3" office:value-type="string">
            <text:p text:style-name="P8">Bonus Block<text:span text:style-name="T2"> – Extra block/round</text:span></text:p>
            <text:p text:style-name="P8">Disarm(10)<text:span text:style-name="T2"> – High roll allows disarm</text:span></text:p>
            <text:p text:style-name="P8">Inspired<text:span text:style-name="T2"> – 3 inspiration, can use for allies</text:span></text:p>
            <text:p text:style-name="P8">Jagged<text:span text:style-name="T2"> – Attacks have </text:span><text:span text:style-name="T8">bleed(4)</text:span></text:p>
            <text:p text:style-name="P8"><text:span text:style-name="T8"/></text:p>
          </table:table-cell>
        </table:table-row>
      </table:table>
      <text:p text:style-name="P4"/>
      <text:p text:style-name="P4">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4"/>
      <text:p text:style-name="P4">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4"/>
      <text:p text:style-name="P3"><text:span text:style-name="T2">Shipwrecked!</text:span></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3M25S</meta:editing-duration>
    <meta:editing-cycles>9</meta:editing-cycles>
    <meta:generator>OpenOffice/4.1.3$Win32 OpenOffice.org_project/413m1$Build-9783</meta:generator>
    <dc:date>2017-07-25T22:24:33.02</dc:date>
    <dc:creator>Chris Magoun</dc:creator>
    <meta:document-statistic meta:table-count="3" meta:image-count="0" meta:object-count="0" meta:page-count="2" meta:paragraph-count="29" meta:word-count="483" meta:character-count="2731"/>
    <meta:user-defined meta:name="Info 1"/>
    <meta:user-defined meta:name="Info 2"/>
    <meta:user-defined meta:name="Info 3"/>
    <meta:user-defined meta:name="Info 4"/>
  </office:meta>
</office:document-meta>
</file>